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erif CN" svg:font-family="'Source Han Serif CN'" style:font-family-generic="system" style:font-pitch="variable"/>
  </office:font-face-decls>
  <office:automatic-styles>
    <style:style style:name="Table1" style:family="table">
      <style:table-properties style:width="3.209in" table:align="left"/>
    </style:style>
    <style:style style:name="Table1.A" style:family="table-column">
      <style:table-column-properties style:column-width="1.1118in"/>
    </style:style>
    <style:style style:name="Table1.B" style:family="table-column">
      <style:table-column-properties style:column-width="2.0972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in 0.0014in 0.0007in" fo:padding="0.0194in" fo:border-left="0.75pt double #808080" fo:border-right="0.75pt double #808080" fo:border-top="0.75pt double #808080" fo:border-bottom="0.05pt double #808080"/>
    </style:style>
    <style:style style:name="Table1.B1" style:family="table-cell">
      <style:table-cell-properties style:vertical-align="middle" style:border-line-width-left="0in 0.0014in 0.0007in" style:border-line-width-right="0.0035in 0.0035in 0.0035in" style:border-line-width-top="0.0035in 0.0035in 0.0035in" style:border-line-width-bottom="0in 0.0014in 0.0007in" fo:padding="0.0194in" fo:border-left="0.05pt double #808080" fo:border-right="0.75pt double #808080" fo:border-top="0.75pt double #808080" fo:border-bottom="0.05pt double #808080"/>
    </style:style>
    <style:style style:name="Table1.A2" style:family="table-cell">
      <style:table-cell-properties style:vertical-align="middle" style:border-line-width-left="0.0035in 0.0035in 0.0035in" style:border-line-width-right="0.0035in 0.0035in 0.0035in" style:border-line-width-bottom="0in 0.0014in 0.0007in" fo:padding="0.0194in" fo:border-left="0.75pt double #808080" fo:border-right="0.75pt double #808080" fo:border-top="none" fo:border-bottom="0.05pt double #808080"/>
    </style:style>
    <style:style style:name="Table1.B2" style:family="table-cell">
      <style:table-cell-properties style:vertical-align="middle" style:border-line-width-left="0in 0.0014in 0.0007in" style:border-line-width-right="0.0035in 0.0035in 0.0035in" style:border-line-width-bottom="0in 0.0014in 0.0007in" fo:padding="0.0194in" fo:border-left="0.05pt double #808080" fo:border-right="0.75pt double #808080" fo:border-top="none" fo:border-bottom="0.05pt double #808080"/>
    </style:style>
    <style:style style:name="Table1.A3"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3" style:family="table-cell">
      <style:table-cell-properties style:vertical-align="middle" style:border-line-width-left="0in 0.0014in 0.0007in" style:border-line-width-right="0.0035in 0.0035in 0.0035in" style:border-line-width-bottom="0.0035in 0.0035in 0.0035in" fo:padding="0.0194in" fo:border-left="0.05pt double #808080" fo:border-right="0.75pt double #808080" fo:border-top="none" fo:border-bottom="0.75pt double #80808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0a2fa4"/>
    </style:style>
    <style:style style:name="P3" style:family="paragraph" style:parent-style-name="Table_20_Contents">
      <style:paragraph-properties fo:margin-top="0in" fo:margin-bottom="0.1965in" style:contextual-spacing="false" style:writing-mode="lr-tb"/>
      <style:text-properties fo:font-weight="bold"/>
    </style:style>
    <style:style style:name="P4" style:family="paragraph" style:parent-style-name="Text_20_body">
      <style:paragraph-properties style:writing-mode="lr-tb"/>
      <style:text-properties fo:font-weight="bold"/>
    </style:style>
    <style:style style:name="T1" style:family="text">
      <style:text-properties fo:font-weight="bold"/>
    </style:style>
    <style:style style:name="T2" style:family="text">
      <style:text-properties officeooo:rsid="000a2fa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ROMPT<text:line-break/>In a three three-paragraph essay, define one element of professional communication from the list below, identify which type of communication it is used in, then analyze how implementing this element demonstrates respect for coworkers or (in the case of resumes) potential coworkers. </text:p>
      <text:p text:style-name="P4"><text:bookmark text:name="docs-internal-guid-106bf366-7fff-a5e9-005f-031d9acc7db4"/>CHOOSE ONE:</text:p>
      <table:table table:name="Table1" table:style-name="Table1">
        <table:table-column table:style-name="Table1.A"/>
        <table:table-column table:style-name="Table1.B"/>
        <table:table-row>
          <table:table-cell table:style-name="Table1.A1" office:value-type="string">
            <text:p text:style-name="P3"><text:bookmark text:name="docs-internal-guid-106bf366-7fff-a5e9-005f-031d9acc7db41"/>Objective</text:p>
          </table:table-cell>
          <table:table-cell table:style-name="Table1.B1" office:value-type="string">
            <text:p text:style-name="P3"><text:bookmark text:name="docs-internal-guid-106bf366-7fff-a5e9-005f-031d9acc7db42"/>Action Items </text:p>
          </table:table-cell>
        </table:table-row>
        <table:table-row>
          <table:table-cell table:style-name="Table1.A2" office:value-type="string">
            <text:p text:style-name="P3"><text:bookmark text:name="docs-internal-guid-106bf366-7fff-a5e9-005f-031d9acc7db43"/>Memorandum</text:p>
          </table:table-cell>
          <table:table-cell table:style-name="Table1.B2" office:value-type="string">
            <text:p text:style-name="P3"><text:bookmark text:name="docs-internal-guid-106bf366-7fff-a5e9-005f-031d9acc7db44"/>Skills Section </text:p>
          </table:table-cell>
        </table:table-row>
        <table:table-row>
          <table:table-cell table:style-name="Table1.A3" office:value-type="string">
            <text:p text:style-name="P3"><text:bookmark text:name="docs-internal-guid-106bf366-7fff-a5e9-005f-031d9acc7db45"/>Agenda items</text:p>
          </table:table-cell>
          <table:table-cell table:style-name="Table1.B3" office:value-type="string">
            <text:p text:style-name="P3"><text:bookmark text:name="docs-internal-guid-106bf366-7fff-a5e9-005f-031d9acc7db46"/>Chronological Organization</text:p>
          </table:table-cell>
        </table:table-row>
      </table:table>
      <text:p text:style-name="Text_20_body"/>
      <text:p text:style-name="P1">An action item is <text:span text:style-name="T1">a discrete task that a team or individual must accomplish after the meeting</text:span>. Therefore, the tasks that arise from meetings and should be documented in the meeting minutes for easy follow up and tracking.</text:p>
      <text:p text:style-name="P1"/>
      <text:p text:style-name="P1"/>
      <text:p text:style-name="P2"><text:s text:c="2"/><text:span text:style-name="T2">I have chosen to cover Action Items as they are pertinent to my experience in senior design. <text:s/>Meeting Minutes are a written record of who was at a meeting, what was discussed, when it took place and what will be done pursuant to the meeting. <text:s/>Action items are a list of tasks or objectives to be completed by individuals or groups relating to what was discussed in the meeting. They provide a road map for future meetings because the results of these tasks determine what will be done next. <text:s/>The tasks are assigned with a time and responsibility in mind so that members of the group confidently focus on other items. <text:s/>The ownership of different domains of a project to specific individuals or groups creates a chain of command when problems or questions come up. <text:s/></text:span></text:p>
      <text:p text:style-name="P2"><text:s text:c="2"/><text:span text:style-name="T2">Action Items allow for coworkers or teams of coworkers to take ownership of a facet of a project, not for blame but for them to showcase their talents and ability. <text:s/>Meetings are required to discuss complex projects or issues that are facing a workplace, by maintaining good Meeting Minutes with Action Items these projects and be assigned to individuals or groups that can further investigate or take action on the next step. <text:s/>This will avoid useless meetings where the same topics are discussed and no progress is made. <text:s/>If someone has questions that arise after meeting Action Items will often point towards who is is in charge or an authority on a certain subject.</text:span></text:p>
      <text:p text:style-name="P2"><text:s text:c="2"/><text:span text:style-name="T2">Action Items provide a valuable tool to ensure that meetings do not become an endless circle of discussing possibilities without producing results. <text:s/>Action Items allow for coworkers to assign duties and responsibility, make progress and return to the next meeting ready to push forward. <text:s/>By creating action items and following through with them on the next meeting coworkers feel like their time is respected and that they are not at another useless meeting.</text:span></text:p>
      <text:p text:style-name="P2"/>
      <text:p text:style-name="P2"><text:span text:style-name="T2">Action items should not be used to blame members who fail to finish a task, the point of Action Items is to crea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urce Han Serif CN"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Source Han Serif CN"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5:59:52.360386641</meta:creation-date>
    <dc:date>2022-11-05T17:01:48.859617428</dc:date>
    <meta:editing-duration>PT1H1M57S</meta:editing-duration>
    <meta:editing-cycles>1</meta:editing-cycles>
    <meta:document-statistic meta:table-count="1" meta:image-count="0" meta:object-count="0" meta:page-count="1" meta:paragraph-count="13" meta:word-count="438" meta:character-count="2616" meta:non-whitespace-character-count="2171"/>
    <meta:generator>LibreOffice/7.4.2.3$Linux_X86_64 LibreOffice_project/40$Build-3</meta:generator>
  </office:meta>
</office:document-meta>
</file>